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9a" officeooo:paragraph-rsid="0014a29a"/>
    </style:style>
    <style:style style:name="P2" style:family="paragraph" style:parent-style-name="Standard" style:list-style-name="L1">
      <style:text-properties fo:font-weight="bold" officeooo:rsid="0014a29a" officeooo:paragraph-rsid="0014a29a" style:font-weight-asian="bold" style:font-weight-complex="bold"/>
    </style:style>
    <style:style style:name="P3" style:family="paragraph" style:parent-style-name="Standard" style:list-style-name="L1">
      <style:text-properties officeooo:paragraph-rsid="0014a29a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paragraph-rsid="0014a29a"/>
    </style:style>
    <style:style style:name="T1" style:family="text">
      <style:text-properties officeooo:rsid="0014a29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a29a" style:font-weight-asian="normal" style:font-weight-complex="normal"/>
    </style:style>
    <style:style style:name="T4" style:family="text">
      <style:text-properties fo:color="#00bf00" style:font-name="Lucida Console" fo:font-size="9pt" style:font-size-asian="9pt"/>
    </style:style>
    <style:style style:name="T5" style:family="text">
      <style:text-properties fo:color="#00bf00" style:font-name="Lucida Console" fo:font-size="9pt" fo:font-weight="normal" style:font-size-asian="9pt" style:font-weight-asian="normal" style:font-weight-complex="normal"/>
    </style:style>
    <style:style style:name="T6" style:family="text">
      <style:text-properties fo:color="#00bf00" style:font-name="Lucida Console" fo:font-size="9pt" fo:font-weight="normal" officeooo:rsid="0014a29a" style:font-size-asian="9pt" style:font-weight-asian="normal" style:font-size-complex="12pt" style:font-weight-complex="normal"/>
    </style:style>
    <style:style style:name="T7" style:family="text">
      <style:text-properties fo:color="#00bf00" style:font-name="Lucida Console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bf00" style:font-name="Lucida Console" fo:font-size="6pt" fo:font-weight="normal" officeooo:rsid="0014a29a" style:font-size-asian="6pt" style:font-weight-asian="normal" style:font-size-complex="6pt" style:font-weight-complex="normal"/>
    </style:style>
    <style:style style:name="T9" style:family="text">
      <style:text-properties fo:color="#00bf00" style:font-name="Lucida Console" fo:font-size="6pt" style:font-size-asian="6pt" style:font-size-complex="6pt"/>
    </style:style>
    <style:style style:name="T10" style:family="text">
      <style:text-properties fo:color="#00bf00" style:font-name="Lucida Console"/>
    </style:style>
    <style:style style:name="T11" style:family="text">
      <style:text-properties fo:color="#bf00bf" style:font-name="Lucida Console" fo:font-size="9pt" style:font-size-asian="9pt"/>
    </style:style>
    <style:style style:name="T12" style:family="text">
      <style:text-properties fo:color="#bf00bf" style:font-name="Lucida Console" fo:font-size="6pt" style:font-size-asian="6pt" style:font-size-complex="6pt"/>
    </style:style>
    <style:style style:name="T13" style:family="text">
      <style:text-properties fo:color="#bf00bf" style:font-name="Lucida Console"/>
    </style:style>
    <style:style style:name="T14" style:family="text">
      <style:text-properties fo:color="#bfbf00" style:font-name="Lucida Console" fo:font-size="9pt" style:font-size-asian="9pt"/>
    </style:style>
    <style:style style:name="T15" style:family="text">
      <style:text-properties fo:color="#bfbf00" style:font-name="Lucida Console" fo:font-size="9pt" fo:font-weight="normal" officeooo:rsid="0014a29a" style:font-size-asian="9pt" style:font-weight-asian="normal" style:font-weight-complex="normal"/>
    </style:style>
    <style:style style:name="T16" style:family="text">
      <style:text-properties fo:color="#bfbf00" style:font-name="Lucida Console" fo:font-size="6pt" style:font-size-asian="6pt" style:font-size-complex="6pt"/>
    </style:style>
    <style:style style:name="T17" style:family="text">
      <style:text-properties fo:color="#bfbf00" style:font-name="Lucida Console" fo:font-size="12pt" style:font-size-asian="12pt" style:font-size-complex="12pt"/>
    </style:style>
    <style:style style:name="T18" style:family="text">
      <style:text-properties fo:color="#bfbf00" style:font-name="Lucida Console"/>
    </style:style>
    <style:style style:name="T19" style:family="text">
      <style:text-properties fo:color="#bfbf00" style:font-name="Tahoma" fo:font-size="9pt" fo:font-weight="normal" officeooo:rsid="0014a29a" style:font-size-asian="9pt" style:font-weight-asian="normal" style:font-weight-complex="normal"/>
    </style:style>
    <style:style style:name="T20" style:family="text">
      <style:text-properties fo:color="#bfbf00" style:font-name="Tahoma" fo:font-size="12pt" fo:font-weight="normal" officeooo:rsid="0014a29a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Lucida Console" fo:font-size="9pt" style:font-size-asian="9pt"/>
    </style:style>
    <style:style style:name="T22" style:family="text">
      <style:text-properties style:use-window-font-color="true" style:font-name="Lucida Console"/>
    </style:style>
    <style:style style:name="T23" style:family="text">
      <style:text-properties style:use-window-font-color="true" style:font-name="Lucida Console" fo:background-color="#ffbf00" loext:char-shading-value="0"/>
    </style:style>
    <style:style style:name="T24" style:family="text">
      <style:text-properties fo:font-weight="bold" officeooo:rsid="0014a29a" style:font-weight-asian="bold" style:font-weight-complex="bold"/>
    </style:style>
    <style:style style:name="T25" style:family="text">
      <style:text-properties fo:color="#000000" style:font-name="Lucida Console" fo:font-size="12pt" style:font-size-asian="12pt" style:font-size-complex="12pt"/>
    </style:style>
    <style:style style:name="T26" style:family="text">
      <style:text-properties fo:color="#000000" style:font-name="Tahoma" fo:font-size="12pt" fo:font-weight="normal" officeooo:rsid="0014a29a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486158" text:style-name="L1">
        <text:list-item>
          <text:p text:style-name="P2">Verwendung von Linux-Commands für das Hanling der Applikation<text:line-break/><text:span text:style-name="T2">In diesem Dokument werden nach und nach die einzelnen Kommandos aufgelistet, die in Cygwin bzw. GIT BASH verwendet werden können .<text:line-break/></text:span></text:p>
        </text:list-item>
        <text:list-item>
          <text:p text:style-name="P3"><text:span text:style-name="T24">Starten der verschiedenen Applikationen innerhalb eines jar-Files<text:line-break/></text:span><text:span text:style-name="T3">Da im Projekt Crazy-Golf-Admin mehrere Teil-Applikationen vorhanden sind sollten auch unterschiedliche Aufrufe gemacht werden. Hier nun die Aufzählung der einzelnen Start-Aufrufe:<text:line-break/><text:line-break/>der Start der Applikation CgaFileMigrationApplication<text:line-break/></text:span><text:span text:style-name="T7">Heinz@Aeckerli-Home </text:span><text:span text:style-name="T12">MINGW64 </text:span><text:span text:style-name="T16">~/ApplicationTestEnvironment</text:span></text:p>
        </text:list-item>
      </text:list>
      <text:p text:style-name="P5"><text:span text:style-name="T22">$ java -cp crazy_golf_admin-1.0-SNAPSHOT-jar-with-dependencies.jar </text:span><text:span text:style-name="T23">applications.CgaFileMigrationApplication DEV PREPARE</text:span></text:p>
      <text:p text:style-name="P5"><text:span text:style-name="T22">20-08-25 10:04:22:583 <text:s/>INFO main applications.CgaFileMigrationApplication:68 - application starting</text:span></text:p>
      <text:p text:style-name="P5"><text:span text:style-name="T22">20-08-25 10:04:22:643 <text:s/>INFO main applications.CgaFileMigrationApplication:68 - application initialized</text:span></text:p>
      <text:p text:style-name="P5"><text:span text:style-name="T22">20-08-25 10:04:22:644 <text:s/>INFO main applications.CgaFileMigrationApplication:68 - application started</text:span></text:p>
      <text:p text:style-name="P5"><text:span text:style-name="T22">20-08-25 10:04:22:661 <text:s/>INFO main applications.CgaFileMigrationApplication:68 - application ended</text:span></text:p>
      <text:p text:style-name="P5"><text:span text:style-name="T22"/></text:p>
      <text:p text:style-name="P6"><text:span text:style-name="T9">Heinz@Aeckerli-Home </text:span><text:span text:style-name="T12">MINGW64 </text:span><text:span text:style-name="T16">~/ApplicationTestEnvironment</text:span><text:span text:style-name="T14"><text:line-break/><text:line-break/></text:span><text:span text:style-name="T26">der Start der Applikation CgaMainApplication<text:line-break/></text:span><text:span text:style-name="T8">Heinz@Aeckerli-Home </text:span><text:span text:style-name="T12">MINGW64 </text:span><text:span text:style-name="T16">~/ApplicationTestEnvironment</text:span></text:p>
      <text:p text:style-name="P5"><text:span text:style-name="T22">$ java -cp crazy_golf_admin-1.0-SNAPSHOT-jar-with-dependencies.jar </text:span><text:span text:style-name="T23">applications.CgaMainApplication DEV</text:span></text:p>
      <text:p text:style-name="P5"><text:span text:style-name="T22">20-08-25 10:08:03:706 <text:s/>INFO main applications.CgaMainApplication:68 - application starting</text:span></text:p>
      <text:p text:style-name="P5"><text:span text:style-name="T22">20-08-25 10:08:03:768 <text:s/>INFO main applications.CgaMainApplication:68 - application initialized</text:span></text:p>
      <text:p text:style-name="P5"><text:span text:style-name="T22">20-08-25 10:08:03:788 <text:s/>INFO main applications.CgaMainApplication:68 - application started</text:span></text:p>
      <text:p text:style-name="P5"><text:span text:style-name="T22">20-08-25 10:08:03:789 <text:s/>INFO main applications.CgaMainApplication:68 - application ended</text:span></text:p>
      <text:p text:style-name="P4"/>
      <text:p text:style-name="P5"><text:span text:style-name="T10">Heinz@Aeckerli-Home </text:span><text:span text:style-name="T13">MINGW64 </text:span><text:span text:style-name="T18">~/ApplicationTestEnvironment</text:span></text:p>
      <text:p text:style-name="P6"><text:span text:style-name="T26"/></text:p>
      <text:p text:style-name="P6"><text:span text:style-name="T26"/></text:p>
      <text:list xml:id="list100857516574601" text:continue-numbering="true" text:style-name="L1">
        <text:list-item>
          <text:p text:style-name="P2"><text:span text:style-name="T2"><text:line-break/></text:span></text:p>
        </text:list-item>
        <text:list-item>
          <text:p text:style-name="P2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09:58:01.037000000</meta:creation-date>
    <dc:title>Privat - Tahoma</dc:title>
    <meta:editing-duration>PT10M56S</meta:editing-duration>
    <meta:editing-cycles>2</meta:editing-cycles>
    <meta:generator>LibreOffice/6.4.4.2$Windows_X86_64 LibreOffice_project/3d775be2011f3886db32dfd395a6a6d1ca2630ff</meta:generator>
    <dc:date>2020-08-25T10:08:56.976000000</dc:date>
    <meta:document-statistic meta:table-count="0" meta:image-count="0" meta:object-count="0" meta:page-count="1" meta:paragraph-count="16" meta:word-count="160" meta:character-count="1749" meta:non-whitespace-character-count="1595"/>
    <meta:template xlink:type="simple" xlink:actuate="onRequest" xlink:title="Privat - Tahoma" xlink:href="../../../../../AppData/Roaming/LibreOffice/4/user/template/Privat%20-%20Tahoma1.ott" meta:date="2020-08-25T09:58:00.662000000"/>
  </office:meta>
</office:document-meta>
</file>